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687066" officeooo:paragraph-rsid="00786a5a"/>
    </style:style>
    <style:style style:name="T1" style:family="text">
      <style:text-properties officeooo:rsid="0070a3c7"/>
    </style:style>
    <style:style style:name="T2" style:family="text">
      <style:text-properties officeooo:rsid="006fa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:<text:span text:style-name="T2">- Poszerzanie wiedzy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6T08:54:41.039592821</dc:date>
    <meta:editing-duration>P1DT6H9M56S</meta:editing-duration>
    <meta:editing-cycles>74</meta:editing-cycles>
    <meta:document-statistic meta:table-count="0" meta:image-count="0" meta:object-count="0" meta:page-count="1" meta:paragraph-count="2" meta:word-count="7" meta:character-count="61" meta:non-whitespace-character-count="56"/>
  </office:meta>
</office:document-meta>
</file>